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ee04" officeooo:paragraph-rsid="0004e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 cited</text:p>
      <text:p text:style-name="P1"/>
      <text:p text:style-name="P1"><text:a xlink:type="simple" xlink:href="https://www.mathjunky.org/2016/08/15/codes-and-cyphers/" text:style-name="Internet_20_link" text:visited-style-name="Visited_20_Internet_20_Link">https://www.mathjunky.org/2016/08/15/codes-and-cyphers/</text:a></text:p>
      <text:p text:style-name="P1">chart comparing frequencies english ger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9:05:59.329855593</meta:creation-date>
    <dc:date>2021-05-02T19:06:21.569571146</dc:date>
    <meta:editing-duration>PT22S</meta:editing-duration>
    <meta:editing-cycles>1</meta:editing-cycles>
    <meta:document-statistic meta:table-count="0" meta:image-count="0" meta:object-count="0" meta:page-count="1" meta:paragraph-count="3" meta:word-count="8" meta:character-count="108" meta:non-whitespace-character-count="103"/>
    <meta:generator>LibreOffice/6.0.7.3$Linux_X86_64 LibreOffice_project/dc89aa7a9eabfd848af146d5086077aeed2ae4a5</meta:generator>
  </office:meta>
</office:document-meta>
</file>